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63" calcext:value-type="float">
            <text:p>763</text:p>
          </table:table-cell>
          <table:table-cell table:style-name="ce7" table:formula="of:=COUNTIF([.B7:.B999];&quot;X&quot;)" office:value-type="float" office:value="649" calcext:value-type="float">
            <text:p>649</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7" calcext:value-type="float">
            <text:p>87</text:p>
          </table:table-cell>
          <table:table-cell table:style-name="ce25" table:formula="of:=SUM([.B2:.F2])" office:value-type="float" office:value="810" calcext:value-type="float">
            <text:p>8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9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4">00/00/0000</text:date>, <text:time style:data-style-name="N2" text:time-value="20:49:41.69234158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14T20:50:18.333742689</dc:date>
    <meta:editing-duration>PT21H44M38S</meta:editing-duration>
    <meta:editing-cycles>751</meta:editing-cycles>
    <meta:document-statistic meta:table-count="1" meta:cell-count="4588" meta:object-count="0"/>
  </office:meta>
</office:document-meta>
</file>